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18ec91" officeooo:paragraph-rsid="0018ec91"/>
    </style:style>
    <style:style style:name="P2" style:family="paragraph" style:parent-style-name="Standard">
      <style:text-properties officeooo:rsid="0018ec91" officeooo:paragraph-rsid="0018ec91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T1" style:family="text">
      <style:text-properties officeooo:rsid="0018ec9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istema de Reservas de Salas de Reuniones</text:h>
      <text:h text:style-name="Heading_20_2" text:outline-level="2">🧠 Objetivo del <text:span text:style-name="T1">ejercicio</text:span></text:h>
      <text:p text:style-name="Text_20_body">El objetivo de este <text:span text:style-name="T1">ejercicio</text:span> es implement<text:span text:style-name="T1">ar </text:span>un sistema distribuido completo usando <text:span text:style-name="Strong_20_Emphasis">Pyro4</text:span>, aplicando conceptos de <text:span text:style-name="Strong_20_Emphasis">RPC (Remote Procedure Calls)</text:span>, <text:span text:style-name="Strong_20_Emphasis">Name Server</text:span>, <text:span text:style-name="Strong_20_Emphasis">comunicación entre servicios distribuidos</text:span>, y <text:span text:style-name="Strong_20_Emphasis">validación de datos y lógica de negocio</text:span>. El sistema permite a múltiples usuarios autenticarse y realizar <text:span text:style-name="Strong_20_Emphasis">reservas de salas de reuniones</text:span>, cumpliendo reglas y restricciones impuestas por la lógica central.</text:p>
      <text:p text:style-name="Horizontal_20_Line"/>
      <text:h text:style-name="Heading_20_2" text:outline-level="2">🧱 Arquitectura del sistema</text:h>
      <text:p text:style-name="Text_20_body">El sistema estará compuesto por <text:span text:style-name="Strong_20_Emphasis">tres módulos principales</text:span>, todos conectados mediante Pyro4:</text:p>
      <text:h text:style-name="Heading_20_3" text:outline-level="3">1. Servidor de Autenticación (<text:span text:style-name="Source_20_Text">auth_server.py</text:span>)</text:h>
      <text:p text:style-name="Text_20_body">Encargado de validar usuarios y mantener sesiones activas.</text:p>
      <text:h text:style-name="Heading_20_3" text:outline-level="3">2. Servidor de Reservas (<text:span text:style-name="Source_20_Text">room_server.py</text:span>)</text:h>
      <text:p text:style-name="Text_20_body">Contiene la lógica de negocio para gestionar salas, disponibilidad y reservas.</text:p>
      <text:h text:style-name="Heading_20_3" text:outline-level="3">3. Cliente (<text:span text:style-name="Source_20_Text">client.py</text:span>)</text:h>
      <text:p text:style-name="Text_20_body">Interfaz en consola para que el usuario interactúe con el sistema.</text:p>
      <text:p text:style-name="Horizontal_20_Line"/>
      <text:h text:style-name="Heading_20_2" text:outline-level="2">📝 Requisitos funcionales</text:h>
      <text:h text:style-name="Heading_20_3" text:outline-level="3">🔐 1. Autenticación</text:h>
      <text:list xml:id="list2587278992" text:style-name="L1">
        <text:list-item>
          <text:p text:style-name="P3">El sistema debe contener un <text:span text:style-name="Strong_20_Emphasis">AuthServer</text:span> con una lista predefinida de usuarios y contraseñas.</text:p>
        </text:list-item>
        <text:list-item>
          <text:p text:style-name="P3">El método <text:span text:style-name="Source_20_Text">login(username, password)</text:span> debe devolver un <text:span text:style-name="Strong_20_Emphasis">mensaje de éxito o error</text:span>.</text:p>
        </text:list-item>
        <text:list-item>
          <text:p text:style-name="P3">El servidor debe mantener un <text:span text:style-name="Strong_20_Emphasis">registro de usuarios conectados</text:span> (no persistente, basta en memoria).</text:p>
        </text:list-item>
        <text:list-item>
          <text:p text:style-name="P3">El método <text:span text:style-name="Source_20_Text">is_logged_in(username)</text:span> será utilizado por otros servicios para validar acceso.</text:p>
        </text:list-item>
      </text:list>
      <text:p text:style-name="Text_20_body"><text:span text:style-name="Strong_20_Emphasis">Validaciones requeridas:</text:span></text:p>
      <text:list xml:id="list3204086665" text:style-name="L2">
        <text:list-item>
          <text:p text:style-name="P4">Usuario y contraseña deben coincidir.</text:p>
        </text:list-item>
        <text:list-item>
          <text:p text:style-name="P4"><text:soft-page-break/>No se puede usar el sistema de reservas sin autenticación previa.</text:p>
        </text:list-item>
        <text:list-item>
          <text:p text:style-name="P4">El mismo usuario no puede iniciar sesión dos veces simultáneamente.</text:p>
        </text:list-item>
      </text:list>
      <text:p text:style-name="Horizontal_20_Line"/>
      <text:h text:style-name="Heading_20_3" text:outline-level="3">🏢 2. Gestión de salas de reuniones</text:h>
      <text:p text:style-name="Text_20_body">El servidor de salas (<text:span text:style-name="Source_20_Text">RoomManager</text:span>) debe permitir:</text:p>
      <text:h text:style-name="Heading_20_4" text:outline-level="4">a. Listar las salas disponibles</text:h>
      <text:list xml:id="list3559506948" text:style-name="L3">
        <text:list-item>
          <text:p text:style-name="P5">Método <text:span text:style-name="Source_20_Text">list_rooms()</text:span></text:p>
        </text:list-item>
        <text:list-item>
          <text:p text:style-name="P5">Retorna nombres de salas predefinidas (ej.: <text:span text:style-name="Source_20_Text">"Sala A"</text:span>, <text:span text:style-name="Source_20_Text">"Sala B"</text:span>, <text:span text:style-name="Source_20_Text">"Sala C"</text:span>)</text:p>
        </text:list-item>
      </text:list>
      <text:h text:style-name="Heading_20_4" text:outline-level="4">b. Consultar disponibilidad</text:h>
      <text:list xml:id="list465067314" text:style-name="L4">
        <text:list-item>
          <text:p text:style-name="P6">Método <text:span text:style-name="Source_20_Text">check_availability(room, date, start_time, end_time)</text:span></text:p>
        </text:list-item>
        <text:list-item>
          <text:p text:style-name="P6">Devuelve si hay o no una reserva que se superponga con ese horario.</text:p>
        </text:list-item>
      </text:list>
      <text:h text:style-name="Heading_20_4" text:outline-level="4">c. Reservar una sala</text:h>
      <text:list xml:id="list3005114122" text:style-name="L5">
        <text:list-item>
          <text:p text:style-name="P7">Método <text:span text:style-name="Source_20_Text">reserve_room(username, room, date, start_time, end_time)</text:span></text:p>
        </text:list-item>
        <text:list-item>
          <text:p text:style-name="P7">Solo debe ejecutarse si el usuario está autenticado (verificando con <text:span text:style-name="Source_20_Text">AuthServer</text:span>).</text:p>
        </text:list-item>
        <text:list-item>
          <text:p text:style-name="P7">Se debe impedir:</text:p>
          <text:list>
            <text:list-item>
              <text:p text:style-name="P7">Reservas en el pasado.</text:p>
            </text:list-item>
            <text:list-item>
              <text:p text:style-name="P7">Reservas que se superpongan con otras.</text:p>
            </text:list-item>
            <text:list-item>
              <text:p text:style-name="P7">Reservas de menos de 30 minutos o mayores a 4 horas.</text:p>
            </text:list-item>
            <text:list-item>
              <text:p text:style-name="P7">Que un usuario reserve más de 2 veces el mismo día.</text:p>
            </text:list-item>
          </text:list>
        </text:list-item>
      </text:list>
      <text:h text:style-name="Heading_20_4" text:outline-level="4">d. Cancelar una reserva</text:h>
      <text:list xml:id="list4205125567" text:style-name="L6">
        <text:list-item>
          <text:p text:style-name="P8">Método <text:span text:style-name="Source_20_Text">cancel_reservation(username, room, date, start_time, end_time)</text:span></text:p>
        </text:list-item>
        <text:list-item>
          <text:p text:style-name="P8">Solo permite cancelar si la reserva existe y fue hecha por el mismo usuario.</text:p>
        </text:list-item>
      </text:list>
      <text:h text:style-name="Heading_20_4" text:outline-level="4">e. Consultar mis reservas</text:h>
      <text:list xml:id="list3304629259" text:style-name="L7">
        <text:list-item>
          <text:p text:style-name="P9">Método <text:span text:style-name="Source_20_Text">get_user_reservations(username)</text:span></text:p>
        </text:list-item>
        <text:list-item>
          <text:p text:style-name="P9">Lista las reservas activas del usuario.</text:p>
        </text:list-item>
      </text:list>
      <text:p text:style-name="Text_20_body"><text:span text:style-name="Strong_20_Emphasis">Validaciones requeridas:</text:span></text:p>
      <text:list xml:id="list177746284" text:style-name="L8">
        <text:list-item>
          <text:p text:style-name="P10">Verificar autenticación de usuario en cada operación.</text:p>
        </text:list-item>
        <text:list-item>
          <text:p text:style-name="P10">Validar formato de fecha y hora (<text:span text:style-name="Source_20_Text">YYYY-MM-DD</text:span>, <text:span text:style-name="Source_20_Text">HH:MM</text:span>).</text:p>
        </text:list-item>
        <text:list-item>
          <text:p text:style-name="P10"><text:soft-page-break/>No se pueden hacer reservas en salas inexistentes.</text:p>
        </text:list-item>
        <text:list-item>
          <text:p text:style-name="P10">No se pueden reservar horarios inválidos (hora fin ≤ hora inicio).</text:p>
        </text:list-item>
        <text:list-item>
          <text:p text:style-name="P10">No se pueden cancelar reservas de otros usuarios.</text:p>
        </text:list-item>
      </text:list>
      <text:p text:style-name="Horizontal_20_Line"/>
      <text:h text:style-name="Heading_20_2" text:outline-level="2">🎛️ Cliente (Interfaz de consola)</text:h>
      <text:p text:style-name="Text_20_body">El archivo <text:span text:style-name="Source_20_Text">client.py</text:span> debe:</text:p>
      <text:list xml:id="list2477141285" text:style-name="L9">
        <text:list-item>
          <text:p text:style-name="P11">Conectarse a los servicios <text:span text:style-name="Source_20_Text">auth.service</text:span> y <text:span text:style-name="Source_20_Text">room.manager</text:span> por Name Server.</text:p>
        </text:list-item>
        <text:list-item>
          <text:p text:style-name="P11">Mostrar un menú:</text:p>
        </text:list-item>
      </text:list>
      <text:p text:style-name="Standard">1. Iniciar sesión</text:p>
      <text:p text:style-name="Standard">2. Ver salas disponibles</text:p>
      <text:p text:style-name="Standard">3. Ver disponibilidad de una sala</text:p>
      <text:p text:style-name="Standard">4. Reservar una sala</text:p>
      <text:p text:style-name="Standard">5. Cancelar reserva</text:p>
      <text:p text:style-name="Standard">6. Ver mis reservas</text:p>
      <text:p text:style-name="Standard">7. Salir</text:p>
      <text:p text:style-name="Standard"/>
      <text:p text:style-name="P2">Incluir un documento PDF en que se muestre las siguientes validaciones:</text:p>
      <text:p text:style-name="P2"/>
      <text:h text:style-name="P1" text:outline-level="2">🧪 Casos de prueba que deben funcionar</text:h>
      <text:list xml:id="list149470396" text:style-name="L10">
        <text:list-item>
          <text:p text:style-name="P12">Usuario válido inicia sesión correctamente. <text:span text:style-name="T1">(0.5 punto)</text:span></text:p>
        </text:list-item>
        <text:list-item>
          <text:p text:style-name="P12">Usuario no válido no puede iniciar sesión. <text:span text:style-name="T1">(0.5 punto)</text:span></text:p>
        </text:list-item>
        <text:list-item>
          <text:p text:style-name="P12">Usuario puede listar salas. <text:span text:style-name="T1">(0.5 punto)</text:span></text:p>
        </text:list-item>
        <text:list-item>
          <text:p text:style-name="P12">Usuario puede reservar una sala sin conflictos. <text:span text:style-name="T1">(0.5 punto)</text:span></text:p>
        </text:list-item>
        <text:list-item>
          <text:p text:style-name="P12">Usuario no puede reservar dos veces el mismo horario. <text:span text:style-name="T1">(0.5 punto)</text:span></text:p>
        </text:list-item>
        <text:list-item>
          <text:p text:style-name="P12">Usuario no puede hacer reservas en el pasado. <text:span text:style-name="T1">(0.5 punto)</text:span></text:p>
        </text:list-item>
        <text:list-item>
          <text:p text:style-name="P12">Usuario no puede hacer reservas si no está logueado. <text:span text:style-name="T1">(0.5 punto)</text:span></text:p>
        </text:list-item>
        <text:list-item>
          <text:p text:style-name="P12">Usuario no puede cancelar una reserva que no hizo. <text:span text:style-name="T1">(0.5 punto)</text:span></text:p>
        </text:list-item>
        <text:list-item>
          <text:p text:style-name="P12">Usuario ve solo sus propias reservas.<text:span text:style-name="T1">(1 punto)</text:span>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2T13:36:43.182377866</meta:creation-date>
    <dc:date>2025-05-12T13:45:35.486938679</dc:date>
    <meta:editing-duration>PT8M55S</meta:editing-duration>
    <meta:editing-cycles>1</meta:editing-cycles>
    <meta:document-statistic meta:table-count="0" meta:image-count="0" meta:object-count="0" meta:page-count="3" meta:paragraph-count="71" meta:word-count="587" meta:character-count="3689" meta:non-whitespace-character-count="3211"/>
    <meta:generator>LibreOffice/7.3.7.2$Linux_X86_64 LibreOffice_project/30$Build-2</meta:generator>
  </office:meta>
</office:document-meta>
</file>